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1.42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1.990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طریقہ کار، <text:span text:style-name="T6">طریق</text:span></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ematic diagram</text:p>
          </table:table-cell>
          <table:table-cell table:style-name="ce144" office:value-type="string" calcext:value-type="string">
            <text:p>نقشہ دور</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1">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12">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02T18:24:57.494419465</dc:date>
    <meta:editing-duration>P116DT8H26M6S</meta:editing-duration>
    <meta:editing-cycles>5007</meta:editing-cycles>
    <meta:generator>LibreOffice/7.3.7.2$Linux_X86_64 LibreOffice_project/30$Build-2</meta:generator>
    <meta:document-statistic meta:table-count="9" meta:cell-count="769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